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2" style:family="paragraph" style:parent-style-name="Standard">
      <style:paragraph-properties style:text-autospace="none"/>
      <style:text-properties fo:color="#000000" style:font-name="Tahoma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P3" style:family="paragraph" style:parent-style-name="Standard">
      <style:paragraph-properties style:text-autospace="none"/>
      <style:text-properties style:use-window-font-color="true" style:font-name="Tahoma" fo:font-size="10pt" style:font-name-asian="Tahoma" style:font-size-asian="10pt" style:font-name-complex="Tahoma" style:font-size-complex="10pt"/>
    </style:style>
    <style:style style:name="P4" style:family="paragraph" style:parent-style-name="Standard">
      <style:paragraph-properties style:text-autospace="none"/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5" style:family="paragraph" style:parent-style-name="Standard">
      <style:paragraph-properties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6" style:family="paragraph" style:parent-style-name="Standard">
      <style:paragraph-properties style:text-autospace="none"/>
      <style:text-properties fo:color="#000000" style:font-name="Tahoma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Tahoma" fo:font-size="10pt" fo:font-weight="normal" officeooo:rsid="001d288f" officeooo:paragraph-rsid="001d288f" style:font-name-asian="Tahoma" style:font-size-asian="10pt" style:font-weight-asian="normal" style:font-name-complex="Tahoma" style:font-size-complex="10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should be centered with the logo. <text:span text:style-name="T2">Done</text:span></text:p>
      <text:p text:style-name="P4"/>
      <text:p text:style-name="P2">Can you make this space smaller?<text:span text:style-name="T2">Done</text:span></text:p>
      <text:p text:style-name="P4"/>
      <text:p text:style-name="P2">Make this space smaller <text:span text:style-name="T2">Done</text:span></text:p>
      <text:p text:style-name="P2"/>
      <text:p text:style-name="P2">Line 1.</text:p>
      <text:p text:style-name="P1">Can you make the box for "all aycy" longer?<text:span text:style-name="T1"> </text:span><text:span text:style-name="T2">Done</text:span></text:p>
      <text:p text:style-name="P2"/>
      <text:p text:style-name="P2">"In" should be in the 2nd line. With the search box. <text:span text:style-name="T2">Done</text:span></text:p>
      <text:p text:style-name="P2"/>
      <text:p text:style-name="P2">3rd line. </text:p>
      <text:p text:style-name="P1">Can you stretch all boxes to be the same length? Up to the line<text:span text:style-name="T1"> </text:span><text:span text:style-name="T2">Done</text:span></text:p>
      <text:p text:style-name="P2"/>
      <text:p text:style-name="P2">Arrows shouldn't be on top of the images. <text:span text:style-name="T2">Done</text:span></text:p>
      <text:p text:style-name="P1">Arrows should be to the sides of the image<text:span text:style-name="T1"> </text:span><text:span text:style-name="T2">Done</text:span></text:p>
      <text:p text:style-name="P2"/>
      <text:p text:style-name="P2">Good positioning of the arrows.</text:p>
      <text:p text:style-name="P2"/>
      <text:p text:style-name="P2">This button should be centered. <text:span text:style-name="T2">Done</text:span></text:p>
      <text:p text:style-name="P7"><text:span text:style-name="T2">QA Comment : Reassigned</text:span></text:p>
      <text:p text:style-name="P1">Leave white space between this button and the social media icons. <text:span text:style-name="T2">Done</text:span></text:p>
      <text:p text:style-name="P3"/>
      <text:p text:style-name="P2">We are missing facebook icon here. </text:p>
      <text:p text:style-name="P1">All 4 social media icons should be in the same line. <text:span text:style-name="T2">This is not possible</text:span></text:p>
      <text:p text:style-name="P2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0:46:22.65</meta:creation-date>
    <dc:date>2014-08-14T11:20:03.127754116</dc:date>
    <meta:editing-duration>PT3M52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6" meta:word-count="127" meta:character-count="658" meta:non-whitespace-character-count="545"/>
  </office:meta>
</office:document-meta>
</file>